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/>
    <style:font-face style:name="Comic Sans MS" svg:font-family="'Comic Sans MS'" style:font-family-generic="script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style style:name="P2" style:family="paragraph" style:parent-style-name="Frame_20_contents">
      <style:paragraph-properties fo:text-align="center" style:justify-single-word="false"/>
      <style:text-properties fo:color="#ffffff" style:font-name="Arial Black1" fo:font-size="16pt" style:font-size-asian="16pt" style:font-size-complex="16pt"/>
    </style:style>
    <style:style style:name="P3" style:family="paragraph" style:parent-style-name="Frame_20_contents">
      <style:paragraph-properties fo:text-align="center" style:justify-single-word="false"/>
      <style:text-properties fo:color="#ffffff" style:font-name="Arial Black1" fo:font-size="12pt" style:font-size-asian="12pt" style:font-size-complex="12pt"/>
    </style:style>
    <style:style style:name="P4" style:family="paragraph" style:parent-style-name="Standard">
      <style:text-properties fo:color="#ffffff"/>
    </style:style>
    <style:style style:name="P5" style:family="paragraph" style:parent-style-name="Standard" style:master-page-name="Title_5f_Page">
      <style:paragraph-properties style:page-number="auto"/>
      <style:text-properties fo:color="#ffffff"/>
    </style:style>
    <style:style style:name="P6" style:family="paragraph" style:parent-style-name="Standard" style:list-style-name="">
      <style:paragraph-properties style:text-autospace="none"/>
      <style:text-properties fo:font-weight="normal" style:font-weight-asian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>
      <style:paragraph-properties fo:margin-left="0.4925in" fo:margin-right="0in" fo:text-indent="0in" style:auto-text-indent="false"/>
    </style:style>
    <style:style style:name="P9" style:family="paragraph" style:parent-style-name="Standard" style:list-style-name="">
      <style:paragraph-properties fo:margin-left="0.4925in" fo:margin-right="0in" fo:text-indent="0in" style:auto-text-indent="false" style:text-autospace="none"/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P10" style:family="paragraph" style:parent-style-name="Standard" style:list-style-name="">
      <style:paragraph-properties fo:margin-left="0.4925in" fo:margin-right="0in" fo:text-indent="0in" style:auto-text-indent="false" style:text-autospace="none"/>
    </style:style>
    <style:style style:name="P11" style:family="paragraph" style:parent-style-name="Standard">
      <style:paragraph-properties fo:margin-left="0.9846in" fo:margin-right="0in" fo:text-indent="0in" style:auto-text-indent="false"/>
    </style:style>
    <style:style style:name="P12" style:family="paragraph" style:parent-style-name="Standard" style:list-style-name="">
      <style:paragraph-properties fo:margin-left="0.9846in" fo:margin-right="0in" fo:text-indent="0in" style:auto-text-indent="false" style:text-autospace="none"/>
    </style:style>
    <style:style style:name="P13" style:family="paragraph" style:parent-style-name="Standard" style:list-style-name="">
      <style:paragraph-properties fo:margin-left="0.9846in" fo:margin-right="0in" fo:text-indent="0in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Standard" style:list-style-name="">
      <style:paragraph-properties fo:margin-left="0.9846in" fo:margin-right="0in" fo:text-indent="0in" style:auto-text-indent="false" style:text-autospace="none"/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P15" style:family="paragraph" style:parent-style-name="Notes_5f_SectionHeader_5f_2">
      <style:paragraph-properties fo:break-before="page"/>
    </style:style>
    <style:style style:name="P16" style:family="paragraph" style:parent-style-name="Notes_5f_SectionHeader_5f_1" style:master-page-name="Content_5f_Page">
      <style:paragraph-properties style:page-number="auto"/>
      <style:text-properties fo:color="#ffffff"/>
    </style:style>
    <style:style style:name="P17" style:family="paragraph" style:parent-style-name="Notes_5f_SectionHeader_5f_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style:font-name="Arial Black1" fo:font-weight="bold" style:font-name-asian="F" style:font-weight-asian="bold" style:font-name-complex="F" style:font-weight-complex="bold"/>
    </style:style>
    <style:style style:name="P18" style:family="paragraph" style:parent-style-name="Notes_5f_TOC_5f_2">
      <style:paragraph-properties>
        <style:tab-stops>
          <style:tab-stop style:position="7.2in" style:leader-style="dotted" style:leader-text="."/>
        </style:tab-stops>
      </style:paragraph-properties>
    </style:style>
    <style:style style:name="P19" style:family="paragraph" style:parent-style-name="Notes_5f_TOC_5f_1">
      <style:paragraph-properties>
        <style:tab-stops>
          <style:tab-stop style:position="7.2in" style:leader-style="dotted" style:leader-text="."/>
        </style:tab-stops>
      </style:paragraph-properties>
    </style:style>
    <style:style style:name="P20" style:family="paragraph" style:parent-style-name="Notes_5f_TOC_5f_Title">
      <style:paragraph-properties fo:break-before="page"/>
    </style:style>
    <style:style style:name="P21" style:family="paragraph" style:parent-style-name="Notes_5f_Section2_5f_Text">
      <style:text-properties style:font-name="Arial1" fo:font-size="11pt"/>
    </style:style>
    <style:style style:name="P22" style:family="paragraph" style:parent-style-name="Notes_5f_Section2_5f_Text">
      <style:text-properties style:font-name="Arial1" fo:font-size="11pt" fo:font-style="normal" style:font-style-asian="normal" style:font-style-complex="normal"/>
    </style:style>
    <style:style style:name="P23" style:family="paragraph" style:parent-style-name="Notes_5f_Section2_5f_Text" style:list-style-name="L1"/>
    <style:style style:name="P24" style:family="paragraph" style:parent-style-name="Notes_5f_Section2_5f_Text" style:list-style-name="L1">
      <style:paragraph-properties fo:break-before="page"/>
    </style:style>
    <style:style style:name="P25" style:family="paragraph" style:parent-style-name="Notes_5f_Section2_5f_Text" style:master-page-name="">
      <style:paragraph-properties fo:margin-left="0.6043in" fo:margin-right="0in" fo:margin-top="0in" fo:margin-bottom="0.0598in" fo:keep-together="always" fo:text-indent="0in" style:auto-text-indent="false" style:page-number="auto"/>
    </style:style>
    <style:style style:name="P26" style:family="paragraph" style:parent-style-name="Notes_5f_Section2_5f_Text" style:master-page-name="">
      <style:paragraph-properties fo:margin-left="0.6043in" fo:margin-right="0in" fo:margin-top="0in" fo:margin-bottom="0.0598in" fo:keep-together="always" fo:text-indent="0in" style:auto-text-indent="false" style:page-number="auto"/>
      <style:text-properties style:font-name="Arial1" fo:font-size="11pt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Notes_5f_Section2_5f_Text">
      <style:paragraph-properties fo:margin-left="0.6043in" fo:margin-right="0in" fo:margin-top="0in" fo:margin-bottom="0.0598in" fo:text-indent="0in" style:auto-text-indent="false"/>
    </style:style>
    <style:style style:name="P28" style:family="paragraph" style:parent-style-name="Notes_5f_Section2_5f_Text">
      <style:paragraph-properties fo:margin-left="0.6043in" fo:margin-right="0in" fo:margin-top="0in" fo:margin-bottom="0.0598in" fo:keep-together="always" fo:text-indent="0in" style:auto-text-indent="false"/>
      <style:text-properties style:font-name="Arial1" fo:font-size="11pt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style:font-name="Consolas" fo:font-size="9.5pt" fo:font-style="normal" style:font-name-asian="Consolas" style:font-size-asian="9.5pt" style:font-style-asian="normal" style:font-name-complex="Consolas" style:font-size-complex="9.5pt" style:font-style-complex="normal"/>
    </style:style>
    <style:style style:name="T3" style:family="text">
      <style:text-properties fo:color="#0000ff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4" style:family="text">
      <style:text-properties fo:color="#0000ff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00" style:font-name="Consolas" fo:font-size="9.5pt" fo:font-style="normal" fo:font-weight="normal" style:font-name-asian="Consolas" style:font-size-asian="9.5pt" style:font-style-asian="normal" style:font-weight-asian="normal" style:font-name-complex="Consolas" style:font-size-complex="9.5pt" style:font-style-complex="normal" style:font-weight-complex="normal"/>
    </style:style>
    <style:style style:name="T7" style:family="text"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8" style:family="text">
      <style:text-properties fo:color="#00000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9" style:family="text">
      <style:text-properties fo:color="#000000" style:font-name="F" fo:font-size="10pt" fo:font-style="normal" fo:font-weight="normal" style:font-name-asian="F" style:font-size-asian="10pt" style:font-style-asian="normal" style:font-weight-asian="normal" style:font-name-complex="F" style:font-size-complex="10pt" style:font-style-complex="normal" style:font-weight-complex="normal"/>
    </style:style>
    <style:style style:name="T10" style:family="text">
      <style:text-properties fo:color="#000000" style:font-name="F" fo:font-size="10pt" fo:font-style="normal" style:font-name-asian="F" style:font-size-asian="10pt" style:font-style-asian="normal" style:font-name-complex="F" style:font-size-complex="10pt" style:font-style-complex="normal"/>
    </style:style>
    <style:style style:name="T11" style:family="text">
      <style:text-properties fo:color="#000000" style:font-name="Arial1" fo:font-size="11pt" fo:font-style="normal" style:font-name-asian="F" style:font-size-asian="10pt" style:font-style-asian="normal" style:font-name-complex="F" style:font-size-complex="10pt" style:font-style-complex="normal"/>
    </style:style>
    <style:style style:name="T12" style:family="text">
      <style:text-properties fo:color="#000000" style:font-name="Arial1" fo:font-size="11pt" fo:font-style="normal" fo:font-weight="normal" style:font-name-asian="F" style:font-size-asian="10pt" style:font-style-asian="normal" style:font-weight-asian="normal" style:font-name-complex="F" style:font-size-complex="10pt" style:font-style-complex="normal" style:font-weight-complex="normal"/>
    </style:style>
    <style:style style:name="T13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2b91af" style:font-name="Consolas" fo:font-size="9.5pt" fo:font-style="normal" fo:font-weight="normal" style:font-name-asian="Consolas" style:font-size-asian="9.5pt" style:font-style-asian="normal" style:font-weight-asian="normal" style:font-name-complex="Consolas" style:font-size-complex="9.5pt" style:font-style-complex="normal" style:font-weight-complex="normal"/>
    </style:style>
    <style:style style:name="T15" style:family="text">
      <style:text-properties fo:color="#80808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6" style:family="text">
      <style:text-properties fo:color="#808080" style:font-name="F" fo:font-size="10pt" fo:font-style="normal" fo:font-weight="normal" style:font-name-asian="F" style:font-size-asian="10pt" style:font-style-asian="normal" style:font-weight-asian="normal" style:font-name-complex="F" style:font-size-complex="10pt" style:font-style-complex="normal" style:font-weight-complex="normal"/>
    </style:style>
    <style:style style:name="T17" style:family="text">
      <style:text-properties fo:color="#008000" style:font-name="Comic Sans MS" fo:font-size="8pt" fo:font-weight="normal" style:font-name-asian="Comic Sans MS" style:font-size-asian="8pt" style:font-weight-asian="normal" style:font-name-complex="Comic Sans MS" style:font-size-complex="8pt" style:font-weight-complex="normal"/>
    </style:style>
    <style:style style:name="T18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9" style:family="text">
      <style:text-properties fo:color="#a31515" style:font-name="Consolas" fo:font-size="9.5pt" fo:font-style="normal" style:font-name-asian="Consolas" style:font-size-asian="9.5pt" style:font-style-asian="normal" style:font-name-complex="Consolas" style:font-size-complex="9.5pt" style:font-style-complex="normal"/>
    </style:style>
    <style:style style:name="T20" style:family="text">
      <style:text-properties fo:color="#a31515" style:font-name="Consolas" fo:font-size="9.5pt" fo:font-style="normal" fo:font-weight="normal" style:font-name-asian="Consolas" style:font-size-asian="9.5pt" style:font-style-asian="normal" style:font-weight-asian="normal" style:font-name-complex="Consolas" style:font-size-complex="9.5pt" style:font-style-complex="normal" style:font-weight-complex="normal"/>
    </style:style>
    <style:style style:name="T21" style:family="text">
      <style:text-properties fo:color="#8000ff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22" style:family="text">
      <style:text-properties fo:color="#8000ff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23" style:family="text">
      <style:text-properties fo:color="#00008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24" style:family="text">
      <style:text-properties fo:color="#000080" style:font-name="F" fo:font-size="10pt" fo:font-style="normal" fo:font-weight="bold" style:font-name-asian="F" style:font-size-asian="10pt" style:font-style-asian="normal" style:font-weight-asian="bold" style:font-name-complex="F" style:font-size-complex="10pt" style:font-style-complex="normal" style:font-weight-complex="bold"/>
    </style:style>
    <style:style style:name="T25" style:family="text">
      <style:text-properties fo:color="#000080" style:font-name="Arial1" fo:font-size="11pt" fo:font-style="normal" fo:font-weight="bold" style:font-name-asian="F" style:font-size-asian="10pt" style:font-style-asian="normal" style:font-weight-asian="bold" style:font-name-complex="F" style:font-size-complex="10pt" style:font-style-complex="normal" style:font-weight-complex="bold"/>
    </style:style>
    <style:style style:name="T26" style:family="text">
      <style:text-properties fo:color="#000080" style:font-name="Arial1" fo:font-size="11pt" fo:font-style="normal" style:font-name-asian="F" style:font-size-asian="10pt" style:font-style-asian="normal" style:font-name-complex="F" style:font-size-complex="10pt" style:font-style-complex="normal"/>
    </style:style>
    <style:style style:name="T27" style:family="text">
      <style:text-properties fo:color="#008080" style:font-name="Comic Sans MS" fo:font-size="8pt" fo:font-weight="normal" style:font-name-asian="Comic Sans MS" style:font-size-asian="8pt" style:font-weight-asian="normal" style:font-name-complex="Comic Sans MS" style:font-size-complex="8pt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ff0000" style:font-name="Consolas" fo:font-size="9.5pt" fo:font-style="normal" style:font-name-asian="Consolas" style:font-size-asian="9.5pt" style:font-style-asian="normal" style:font-name-complex="Consolas" style:font-size-complex="9.5pt" style:font-style-complex="normal"/>
    </style:style>
    <style:style style:name="T31" style:family="text">
      <style:text-properties fo:color="#ff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32" style:family="text">
      <style:text-properties style:font-name="Arial1" fo:font-size="11pt" fo:font-style="normal" style:font-style-asian="normal" style:font-style-complex="normal"/>
    </style:style>
    <style:style style:name="T33" style:family="text">
      <style:text-properties style:font-name="Arial1" fo:font-size="11pt" fo:font-style="normal" style:font-name-asian="F" style:font-size-asian="10pt" style:font-style-asian="normal" style:font-name-complex="F" style:font-size-complex="10pt" style:font-style-complex="normal"/>
    </style:style>
    <style:style style:name="T34" style:family="text">
      <style:text-properties fo:color="#ff8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center" style:horizontal-rel="paragraph" fo:background-color="#336699" style:background-transparency="0%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43in" fo:text-indent="-0.25in" fo:margin-left="1.104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43in" fo:text-indent="-0.25in" fo:margin-left="1.354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43in" fo:text-indent="-0.25in" fo:margin-left="1.604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43in" fo:text-indent="-0.25in" fo:margin-left="1.854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43in" fo:text-indent="-0.25in" fo:margin-left="2.354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43in" fo:text-indent="-0.25in" fo:margin-left="2.854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043in" fo:text-indent="-0.25in" fo:margin-left="3.104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43in" fo:text-indent="-0.25in" fo:margin-left="3.3543in"/>
        </style:list-level-properties>
      </text:list-level-style-number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4.7209in" svg:width="6.7402in" draw:z-index="0">
        <draw:text-box fo:min-height="1.1563in">
          <text:p text:style-name="P2"><text:title>Entity Framework Notes</text:title></text:p>
          <text:p text:style-name="P3">Created: <text:creation-date style:data-style-name="N75">Oct 24, 2016</text:creation-date></text:p>
          <text:p text:style-name="P3">Last Modified: <text:modification-date style:data-style-name="N76">October 24, 2016</text:modification-date> <text:modification-time style:data-style-name="N43">02:46:57 PM</text:modification-time></text:p>
        </draw:text-box>
      </draw:frame>
      <text:p text:style-name="P5">Ja</text:p>
      <text:table-of-content text:style-name="Sect1" text:name="Table of Contents1">
        <text:table-of-content-source text:outline-level="10" text:use-index-source-styles="true">
          <text:index-title-template text:style-name="Notes_5f_TOC_5f_Title">Table of Contents</text:index-title-template>
          <text:table-of-content-entry-template text:outline-level="1" text:style-name="Notes_5f_TOC_5f_1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2" text:style-name="Notes_5f_TOC_5f_2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3" text:style-name="Notes_5f_TOC_5f_3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4" text:style-name="Notes_5f_TOC_5f_4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5" text:style-name="Notes_5f_TOC_5f_5">
            <text:index-entry-link-start/>
            <text:index-entry-chapter/>
            <text:index-entry-text/>
            <text:index-entry-link-end/>
            <text:index-entry-span>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otes_5f_TOC_5f_1"/>
          </text:index-source-styles>
          <text:index-source-styles text:outline-level="2">
            <text:index-source-style text:style-name="Notes_5f_TOC_5f_2"/>
          </text:index-source-styles>
          <text:index-source-styles text:outline-level="3">
            <text:index-source-style text:style-name="Notes_5f_TOC_5f_3"/>
          </text:index-source-styles>
          <text:index-source-styles text:outline-level="4">
            <text:index-source-style text:style-name="Notes_5f_TOC_5f_4"/>
          </text:index-source-styles>
          <text:index-source-styles text:outline-level="5">
            <text:index-source-style text:style-name="Notes_5f_TOC_5f_5"/>
          </text:index-source-styles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19"><text:a xlink:type="simple" xlink:href="#__RefHeading__301_719910654"><text:s/>1 Connections</text:a> <text:s/><text:tab/>3</text:p>
          <text:p text:style-name="P19"><text:a xlink:type="simple" xlink:href="#__RefHeading__803_1871858339"><text:s/>2 DBContext</text:a> <text:s/><text:tab/>4</text:p>
          <text:p text:style-name="P19"><text:a xlink:type="simple" xlink:href="#__RefHeading__303_719910654"><text:s/>3 Entitites (Your Model)</text:a> <text:s/><text:tab/>5</text:p>
          <text:p text:style-name="P18"><text:a xlink:type="simple" xlink:href="#__RefHeading__598_719910654"><text:s/>3.1 Constructors</text:a> <text:s/><text:tab/>5</text:p>
          <text:p text:style-name="P18"><text:a xlink:type="simple" xlink:href="#__RefHeading__484_719910654"><text:s/>3.2 Annotations</text:a> <text:s/><text:tab/>6</text:p>
          <text:p text:style-name="P19"><text:a xlink:type="simple" xlink:href="#__RefHeading__600_719910654"><text:s/>4 Navigation Properties</text:a> <text:s/><text:tab/>7</text:p>
          <text:p text:style-name="P18"><text:a xlink:type="simple" xlink:href="#__RefHeading__602_719910654"><text:s/>4.1 Lazy Loading</text:a> <text:s/><text:tab/>7</text:p>
          <text:p text:style-name="P18"><text:a xlink:type="simple" xlink:href="#__RefHeading__604_719910654"><text:s/>4.2 ForeignKey</text:a> <text:s/><text:tab/>7</text:p>
          <text:p text:style-name="P18"><text:a xlink:type="simple" xlink:href="#__RefHeading__606_719910654"><text:s/>4.3 InverseProperty</text:a> <text:s/><text:tab/>8</text:p>
        </text:index-body>
      </text:table-of-content>
      <text:p text:style-name="P4"/>
      <text:h text:style-name="P17" text:outline-level="1"><text:bookmark-start text:name="__RefHeading__301_719910654"/>Connections<text:bookmark-end text:name="__RefHeading__301_719910654"/></text:h>
      <text:p text:style-name="Notes_5f_Section2_5f_Text"/>
      <text:p text:style-name="Notes_5f_Section2_5f_Text">Database connection strings can and probably should be held in either an <text:span text:style-name="T28">App.Config</text:span><text:span text:style-name="T29"> or </text:span><text:span text:style-name="T28">Web.Config </text:span><text:span text:style-name="T29">file. <text:s/>Typical is the following entry in the </text:span><text:span text:style-name="T2">&lt;</text:span><text:span text:style-name="T19">connectionStrings</text:span><text:span text:style-name="T2">&gt; </text:span><text:span text:style-name="T29">portion of the config file. <text:s/>Make sure to give you connection strings a </text:span><text:span text:style-name="T30">name</text:span><text:span text:style-name="T29"> to be referenced in your DbContext derived class to indicate the connection string you would like to use.</text:span></text:p>
      <text:p text:style-name="P8"><text:span text:style-name="T8"><text:s text:c="4"/></text:span><text:span text:style-name="T4">&lt;connectionStrings&gt;</text:span></text:p>
      <text:p text:style-name="P10"><text:span text:style-name="T8"><text:s text:c="6"/><text:tab/></text:span><text:span text:style-name="T4">&lt;add</text:span><text:span text:style-name="T7"> </text:span></text:p>
      <text:p text:style-name="P10"><text:span text:style-name="T7"><text:tab/></text:span><text:span text:style-name="T31">name</text:span><text:span text:style-name="T7">=</text:span><text:span text:style-name="T22">"Adventureworks"</text:span><text:span text:style-name="T7"> <text:tab/><text:tab/><text:tab/><text:tab/><text:tab/><text:tab/><text:tab/></text:span><text:span text:style-name="T31">connectionString</text:span><text:span text:style-name="T7">=</text:span><text:span text:style-name="T22">"server=localhost;database=AdventureWorks2014;Trusted_Connection=true;"</text:span><text:span text:style-name="T7"> <text:tab/></text:span><text:span text:style-name="T31">providerName</text:span><text:span text:style-name="T7"> =</text:span><text:span text:style-name="T22">"System.Data.SqlClient"</text:span></text:p>
      <text:p text:style-name="P10"><text:span text:style-name="T22"><text:tab/></text:span><text:span text:style-name="T4">/&gt;</text:span></text:p>
      <text:p text:style-name="P10"><text:span text:style-name="T8"><text:s text:c="4"/></text:span><text:span text:style-name="T4">&lt;/connectionStrings&gt;</text:span></text:p>
      <text:p text:style-name="Notes_5f_Section2_5f_Text"><text:span text:style-name="T29"/></text:p>
      <text:h text:style-name="P16" text:outline-level="1"><text:bookmark-start text:name="__RefNumPara__2709_1871858339"/><text:bookmark-start text:name="__RefHeading__803_1871858339"/>DBContext<text:bookmark-end text:name="__RefNumPara__2709_1871858339"/><text:bookmark-end text:name="__RefHeading__803_1871858339"/></text:h>
      <text:p text:style-name="Notes_5f_Section2_5f_Text"/>
      <text:p text:style-name="Notes_5f_Section2_5f_Text">DBContext is a class derived of the DbContext type. <text:s/>This is essentially your connection to the database.</text:p>
      <text:p text:style-name="Notes_5f_Section2_5f_Text"/>
      <text:p text:style-name="Notes_5f_Section2_5f_Text">Each individual <text:span text:style-name="T28">DbSet</text:span><text:span text:style-name="T29"> indicated is a pluralization of your entity types. <text:s/>If you want your entity types (models) to be available through DbContext (your database connection), you must put a reference here. <text:s/>i.e., below, there is a Person entity in this database. <text:s/>In order to use this entity and have the database populate it with data and be able to use it in other entities, there must be a </text:span><text:span text:style-name="T28">DbSet</text:span><text:span text:style-name="T29"> declaration here.</text:span></text:p>
      <text:p text:style-name="Notes_5f_Section2_5f_Text"><text:span text:style-name="T29"/></text:p>
      <text:p text:style-name="Notes_5f_Section2_5f_Text"><text:span text:style-name="T29">To connect your DbContext class to the database, use the named connection string you placed in your app.config or web.config file.</text:span></text:p>
      <text:p text:style-name="Notes_5f_Section2_5f_Text"><text:span text:style-name="T5"/></text:p>
      <text:p text:style-name="P8"><text:span text:style-name="T3">public</text:span><text:span text:style-name="T7"> </text:span><text:span text:style-name="T21">class</text:span><text:span text:style-name="T7"> TestContext</text:span><text:span text:style-name="T23">:</text:span><text:span text:style-name="T7">DbContext</text:span></text:p>
      <text:p text:style-name="P10"><text:span text:style-name="T7"><text:s text:c="4"/></text:span><text:span text:style-name="T23">{</text:span></text:p>
      <text:p text:style-name="P10"><text:span text:style-name="T7"><text:s text:c="8"/></text:span><text:span text:style-name="T27">/// &lt;summary&gt;</text:span></text:p>
      <text:p text:style-name="P10"><text:span text:style-name="T7"><text:s text:c="8"/></text:span><text:span text:style-name="T27">/// &lt;remarks&gt;</text:span></text:p>
      <text:p text:style-name="P10"><text:span text:style-name="T7"><text:s text:c="8"/></text:span><text:span text:style-name="T27">/// if no 'name' value used, DB Context will search config file for a connection string that</text:span></text:p>
      <text:p text:style-name="P10"><text:span text:style-name="T7"><text:s text:c="8"/></text:span><text:span text:style-name="T27">/// matches the name of the DB Contents (TestContext).</text:span></text:p>
      <text:p text:style-name="P10"><text:span text:style-name="T7"><text:s text:c="8"/></text:span><text:span text:style-name="T27">/// &lt;/remarks&gt;</text:span></text:p>
      <text:p text:style-name="P10"><text:span text:style-name="T7"><text:s text:c="8"/></text:span><text:span text:style-name="T27">/// &lt;/summary&gt;</text:span></text:p>
      <text:p text:style-name="P10"><text:span text:style-name="T7"><text:s text:c="8"/></text:span><text:span text:style-name="T3">public</text:span><text:span text:style-name="T7"> TestContext</text:span><text:span text:style-name="T23">()</text:span><text:span text:style-name="T7"> </text:span><text:span text:style-name="T23">:</text:span><text:span text:style-name="T7"> </text:span><text:span text:style-name="T3">base</text:span><text:span text:style-name="T23">(</text:span><text:span text:style-name="T15">"name = Adventureworks"</text:span><text:span text:style-name="T23">)</text:span></text:p>
      <text:p text:style-name="P10"><text:span text:style-name="T7"><text:s text:c="8"/></text:span><text:span text:style-name="T23">{</text:span></text:p>
      <text:p text:style-name="P10"><text:span text:style-name="T7"><text:s text:c="8"/></text:span><text:span text:style-name="T23">}</text:span></text:p>
      <text:p text:style-name="P9"><text:s text:c="8"/></text:p>
      <text:p text:style-name="P10"><text:span text:style-name="T7"><text:s text:c="8"/></text:span><text:span text:style-name="T17">//public virtual DbSet&lt;SalesPerson&gt; SalesPeople { get; set; }</text:span></text:p>
      <text:p text:style-name="P10"><text:span text:style-name="T7"><text:s text:c="8"/></text:span><text:span text:style-name="T3">public</text:span><text:span text:style-name="T7"> </text:span><text:span text:style-name="T3">virtual</text:span><text:span text:style-name="T7"> DbSet</text:span><text:span text:style-name="T23">&lt;</text:span><text:span text:style-name="T7">Person</text:span><text:span text:style-name="T23">&gt;</text:span><text:span text:style-name="T7"> Peopl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8"/></text:span><text:span text:style-name="T3">public</text:span><text:span text:style-name="T7"> </text:span><text:span text:style-name="T3">virtual</text:span><text:span text:style-name="T7"> DbSet</text:span><text:span text:style-name="T23">&lt;</text:span><text:span text:style-name="T7">PersonEmailAddress</text:span><text:span text:style-name="T23">&gt;</text:span><text:span text:style-name="T7"> PersonEmailAddresses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8"/></text:span><text:span text:style-name="T3">public</text:span><text:span text:style-name="T7"> </text:span><text:span text:style-name="T3">virtual</text:span><text:span text:style-name="T7"> DbSet</text:span><text:span text:style-name="T23">&lt;</text:span><text:span text:style-name="T7">PersonAddressAssociation</text:span><text:span text:style-name="T23">&gt;</text:span><text:span text:style-name="T7"> AddressAssociations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8"/></text:span><text:span text:style-name="T3">public</text:span><text:span text:style-name="T7"> </text:span><text:span text:style-name="T3">virtual</text:span><text:span text:style-name="T7"> DbSet</text:span><text:span text:style-name="T23">&lt;</text:span><text:span text:style-name="T7">AddressType</text:span><text:span text:style-name="T23">&gt;</text:span><text:span text:style-name="T7">AddressTypes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4"/></text:span><text:span text:style-name="T23">}</text:span></text:p>
      <text:p text:style-name="P10"><text:span text:style-name="T23"/></text:p>
      <text:h text:style-name="Notes_5f_SectionHeader_5f_1" text:outline-level="1"><text:bookmark-start text:name="__RefHeading__303_719910654"/><text:span text:style-name="T29">Entitites (Your Model)</text:span><text:bookmark-end text:name="__RefHeading__303_719910654"/></text:h>
      <text:p text:style-name="Notes_5f_Section2_5f_Text"><text:span text:style-name="T29"/></text:p>
      <text:p text:style-name="Notes_5f_Section2_5f_Text"><text:span text:style-name="T29">These are the properties that mimic you data table. <text:s/>Typically an entity represents a table, although, it can represent a stored procedure.</text:span></text:p>
      <text:p text:style-name="P8"><text:span text:style-name="T23">[</text:span><text:span text:style-name="T7">Table</text:span><text:span text:style-name="T23">(</text:span><text:span text:style-name="T15">"Person"</text:span><text:span text:style-name="T23">,</text:span><text:span text:style-name="T7"> Schema </text:span><text:span text:style-name="T23">=</text:span><text:span text:style-name="T7"> </text:span><text:span text:style-name="T15">"Person"</text:span><text:span text:style-name="T23">)]</text:span></text:p>
      <text:p text:style-name="P10"><text:span text:style-name="T7"><text:s text:c="4"/></text:span><text:span text:style-name="T3">public</text:span><text:span text:style-name="T7"> </text:span><text:span text:style-name="T21">class</text:span><text:span text:style-name="T7"> Person</text:span></text:p>
      <text:p text:style-name="P10"><text:span text:style-name="T7"><text:s text:c="4"/></text:span><text:span text:style-name="T23">{</text:span></text:p>
      <text:p text:style-name="P10"><text:span text:style-name="T7"><text:s text:c="9"/></text:span><text:span text:style-name="T23">[</text:span><text:span text:style-name="T7">Key</text:span><text:span text:style-name="T23">][</text:span><text:span text:style-name="T7">Column</text:span><text:span text:style-name="T23">(</text:span><text:span text:style-name="T15">"BusinessEntityID"</text:span><text:span text:style-name="T23">)]</text:span></text:p>
      <text:p text:style-name="P10"><text:span text:style-name="T7"><text:s text:c="9"/></text:span><text:span text:style-name="T3">public</text:span><text:span text:style-name="T7"> </text:span><text:span text:style-name="T21">int</text:span><text:span text:style-name="T7"> PersonEntityId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9"/></text:span><text:span text:style-name="T3">public</text:span><text:span text:style-name="T7"> </text:span><text:span text:style-name="T21">string</text:span><text:span text:style-name="T7"> Titl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9"/></text:span><text:span text:style-name="T23">[</text:span><text:span text:style-name="T7">Required</text:span><text:span text:style-name="T23">]</text:span></text:p>
      <text:p text:style-name="P10"><text:span text:style-name="T7"><text:s text:c="9"/></text:span><text:span text:style-name="T3">public</text:span><text:span text:style-name="T7"> </text:span><text:span text:style-name="T21">string</text:span><text:span text:style-name="T7"> FirstNam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text:span text:style-name="T7"> <text:s text:c="8"/></text:span></text:p>
      <text:p text:style-name="P10"><text:span text:style-name="T7"><text:s text:c="9"/></text:span><text:span text:style-name="T3">public</text:span><text:span text:style-name="T7"> </text:span><text:span text:style-name="T21">string</text:span><text:span text:style-name="T7"> MiddleNam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9"/></text:span><text:span text:style-name="T23">[</text:span><text:span text:style-name="T7">Required</text:span><text:span text:style-name="T23">]</text:span></text:p>
      <text:p text:style-name="P10"><text:span text:style-name="T7"><text:s text:c="9"/></text:span><text:span text:style-name="T3">public</text:span><text:span text:style-name="T7"> </text:span><text:span text:style-name="T21">string</text:span><text:span text:style-name="T7"> LastNam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9"/></text:span><text:span text:style-name="T3">public</text:span><text:span text:style-name="T7"> </text:span><text:span text:style-name="T21">string</text:span><text:span text:style-name="T7"> Suffix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9"/></text:span><text:span text:style-name="T23">[</text:span><text:span text:style-name="T7">ConcurrencyCheck</text:span><text:span text:style-name="T23">]</text:span></text:p>
      <text:p text:style-name="P10"><text:span text:style-name="T7"><text:s text:c="9"/></text:span><text:span text:style-name="T3">public</text:span><text:span text:style-name="T7"> DateTime ModifiedDat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9"><text:s text:c="9"/></text:p>
      <text:p text:style-name="P10"><text:span text:style-name="T7"><text:s text:c="9"/></text:span><text:span text:style-name="T27">/// &lt;summary&gt;</text:span></text:p>
      <text:p text:style-name="P10"><text:span text:style-name="T7"><text:s text:c="9"/></text:span><text:span text:style-name="T27">/// &lt;remarks&gt;</text:span></text:p>
      <text:p text:style-name="P10"><text:span text:style-name="T7"><text:s text:c="9"/></text:span><text:span text:style-name="T27">/// Inverse property here points to the 'Person' property that was created in the </text:span></text:p>
      <text:p text:style-name="P10"><text:span text:style-name="T7"><text:s text:c="9"/></text:span><text:span text:style-name="T27">/// PersonEmailAddress entity. <text:s/>It means that if you query this person object, you should get a collection of email</text:span></text:p>
      <text:p text:style-name="P10"><text:span text:style-name="T7"><text:s text:c="9"/></text:span><text:span text:style-name="T27">/// addresses related to this person. <text:s/>To make this work, the PersonEmailAddress entity </text:span></text:p>
      <text:p text:style-name="P10"><text:span text:style-name="T7"><text:s text:c="9"/></text:span><text:span text:style-name="T27">/// needs to have a property of the Person type with a foreign key relationship</text:span></text:p>
      <text:p text:style-name="P10"><text:span text:style-name="T7"><text:s text:c="9"/></text:span><text:span text:style-name="T27">/// to this entity (via PersonEntityId)</text:span></text:p>
      <text:p text:style-name="P10"><text:span text:style-name="T7"><text:s text:c="9"/></text:span><text:span text:style-name="T27">/// &lt;/remarks&gt;</text:span></text:p>
      <text:p text:style-name="P10"><text:span text:style-name="T7"><text:s text:c="9"/></text:span><text:span text:style-name="T27">/// &lt;/summary&gt;</text:span></text:p>
      <text:p text:style-name="P10"><text:span text:style-name="T7"><text:s text:c="9"/></text:span><text:span text:style-name="T23">[</text:span><text:span text:style-name="T7">InverseProperty</text:span><text:span text:style-name="T23">(</text:span><text:span text:style-name="T15">"Person"</text:span><text:span text:style-name="T23">)]</text:span></text:p>
      <text:p text:style-name="P10"><text:span text:style-name="T7"><text:s text:c="9"/></text:span><text:span text:style-name="T3">public</text:span><text:span text:style-name="T7"> </text:span><text:span text:style-name="T3">virtual</text:span><text:span text:style-name="T7"> ICollection</text:span><text:span text:style-name="T23">&lt;</text:span><text:span text:style-name="T7">PersonEmailAddress</text:span><text:span text:style-name="T23">&gt;</text:span><text:span text:style-name="T7"> EmailAddresses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9"/>
      <text:p text:style-name="P10"><text:span text:style-name="T7"><text:s text:c="9"/></text:span><text:span text:style-name="T23">[</text:span><text:span text:style-name="T7">InverseProperty</text:span><text:span text:style-name="T23">(</text:span><text:span text:style-name="T15">"Person"</text:span><text:span text:style-name="T23">)]</text:span></text:p>
      <text:p text:style-name="P10"><text:span text:style-name="T7"><text:s text:c="9"/></text:span><text:span text:style-name="T3">public</text:span><text:span text:style-name="T7"> </text:span><text:span text:style-name="T3">virtual</text:span><text:span text:style-name="T7"> ICollection</text:span><text:span text:style-name="T23">&lt;</text:span><text:span text:style-name="T7">PersonAddressAssociation</text:span><text:span text:style-name="T23">&gt;</text:span><text:span text:style-name="T7"> PersonAddressAssociations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9"/>
      <text:p text:style-name="P9"/>
      <text:p text:style-name="P10"><text:span text:style-name="T7"><text:s text:c="9"/></text:span><text:span text:style-name="T3">public</text:span><text:span text:style-name="T7"> Person</text:span><text:span text:style-name="T23">()</text:span></text:p>
      <text:p text:style-name="P10"><text:span text:style-name="T7"><text:s text:c="9"/></text:span><text:span text:style-name="T23">{</text:span></text:p>
      <text:p text:style-name="P10"><text:span text:style-name="T7"><text:s text:c="13"/>EmailAddresses </text:span><text:span text:style-name="T23">=</text:span><text:span text:style-name="T7"> </text:span><text:span text:style-name="T3">new</text:span><text:span text:style-name="T7"> List</text:span><text:span text:style-name="T23">&lt;</text:span><text:span text:style-name="T7">PersonEmailAddress</text:span><text:span text:style-name="T23">&gt;();</text:span></text:p>
      <text:p text:style-name="P10"><text:span text:style-name="T7"><text:s text:c="13"/>PersonAddressAssociations </text:span><text:span text:style-name="T23">=</text:span><text:span text:style-name="T7"> </text:span><text:span text:style-name="T3">new</text:span><text:span text:style-name="T7"> List</text:span><text:span text:style-name="T23">&lt;</text:span><text:span text:style-name="T7">PersonAddressAssociation</text:span><text:span text:style-name="T23">&gt;();</text:span></text:p>
      <text:p text:style-name="P10"><text:span text:style-name="T7"><text:s text:c="9"/></text:span><text:span text:style-name="T23">}</text:span></text:p>
      <text:p text:style-name="P9"/>
      <text:p text:style-name="P10"><text:span text:style-name="T7"><text:s text:c="4"/></text:span><text:span text:style-name="T23">}</text:span></text:p>
      <text:p text:style-name="Notes_5f_Section2_5f_Text"/>
      <text:h text:style-name="Notes_5f_SectionHeader_5f_2" text:outline-level="2"><text:bookmark-start text:name="__RefHeading__598_719910654"/><text:span text:style-name="T29">Constructors</text:span><text:bookmark-end text:name="__RefHeading__598_719910654"/></text:h>
      <text:p text:style-name="P21">Best practice is to include a constructor that initializes the class, particularly navigation properties (foreign/inverse) collections – pointers to other classes. <text:s/>Can also be used to indicate property defaults.</text:p>
      <text:p text:style-name="P21"/>
      <text:h text:style-name="P15" text:outline-level="2"><text:bookmark-start text:name="__RefHeading__484_719910654"/><text:span text:style-name="T29">Annotations</text:span><text:bookmark-end text:name="__RefHeading__484_719910654"/></text:h>
      <text:p text:style-name="P26"><text:span text:style-name="T28">Key</text:span> -Indicates that the property is the key of the table. <text:s/>EF needs to have at least one key field</text:p>
      <text:p text:style-name="P28"><text:span text:style-name="T28">Column</text:span> - can name your properties different to the names of the fields in the table. <text:s/>In order to help EF 'find' the correct property to populate, indicate the table column name </text:p>
      <text:p text:style-name="P28"><text:span text:style-name="T28">Required</text:span> -indicates that the field in the database is non-nullable</text:p>
      <text:p text:style-name="P28"><text:span text:style-name="T28">ConcurrencyCheck</text:span> - when EF goes to update data in the database, it will check this property to make sure it is the same before going ahead and updating</text:p>
      <text:p text:style-name="P28"><text:span text:style-name="T28">Table</text:span> - can name your classes whatever you like, so, this annotation will indicate to the database the actual table/object that the class is pointing to.</text:p>
      <text:p text:style-name="P28"><text:span text:style-name="T28">NotMapped</text:span> - Indicates that the class property is not mapped to anything in the database.</text:p>
      <text:p text:style-name="P22"/>
      <text:h text:style-name="Notes_5f_SectionHeader_5f_1" text:outline-level="1"><text:bookmark-start text:name="__RefHeading__600_719910654"/>Navigation Properties<text:bookmark-end text:name="__RefHeading__600_719910654"/></text:h>
      <text:p text:style-name="Notes_5f_Section2_5f_Text"><text:span text:style-name="T32"/></text:p>
      <text:p text:style-name="Notes_5f_Section2_5f_Text"><text:span text:style-name="T32">Navigation properties allow EF to relate classes to each other as joins would do in a db query.</text:span></text:p>
      <text:h text:style-name="Notes_5f_SectionHeader_5f_2" text:outline-level="2"><text:bookmark-start text:name="__RefHeading__602_719910654"/><text:span text:style-name="T32">Lazy Loading</text:span><text:bookmark-end text:name="__RefHeading__602_719910654"/></text:h>
      <text:p text:style-name="Notes_5f_Section2_5f_Text"><text:span text:style-name="T32">Mark a navigation property as virtual which will cause EF to 'lazy' load the property only if necessary.</text:span></text:p>
      <text:p text:style-name="P11"><text:span text:style-name="T24">[</text:span><text:span text:style-name="T9">ForeignKey</text:span><text:span text:style-name="T24">(</text:span><text:span text:style-name="T16">"PersonEntityId"</text:span><text:span text:style-name="T24">)]</text:span></text:p>
      <text:p text:style-name="P12"><text:span text:style-name="T3">public</text:span><text:span text:style-name="T7"> </text:span><text:span text:style-name="T3">virtual</text:span><text:span text:style-name="T7"> Person Person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6"><text:span text:style-name="T26"/></text:p>
      <text:h text:style-name="Notes_5f_SectionHeader_5f_2" text:outline-level="2"><text:bookmark-start text:name="__RefHeading__604_719910654"/><text:span text:style-name="T33">ForeignKey</text:span><text:bookmark-end text:name="__RefHeading__604_719910654"/></text:h>
      <text:p text:style-name="P8"><text:span text:style-name="T10"><text:s text:c="4"/></text:span><text:span text:style-name="T24">[</text:span><text:span text:style-name="T9">Table</text:span><text:span text:style-name="T24">(</text:span><text:span text:style-name="T16">"EmailAddress"</text:span><text:span text:style-name="T24">,</text:span><text:span text:style-name="T9">Schema</text:span><text:span text:style-name="T24">=</text:span><text:span text:style-name="T16">"Person"</text:span><text:span text:style-name="T24">)]</text:span></text:p>
      <text:p text:style-name="P10"><text:span text:style-name="T7"><text:s text:c="4"/></text:span><text:span text:style-name="T3">public</text:span><text:span text:style-name="T7"> </text:span><text:span text:style-name="T21">class</text:span><text:span text:style-name="T7"> PersonEmailAddress</text:span></text:p>
      <text:p text:style-name="P10"><text:span text:style-name="T7"><text:s text:c="4"/></text:span><text:span text:style-name="T23">{</text:span></text:p>
      <text:p text:style-name="P10"><text:span text:style-name="T7"><text:s text:c="8"/></text:span><text:span text:style-name="T23">[</text:span><text:span text:style-name="T7">Key</text:span><text:span text:style-name="T23">,</text:span><text:span text:style-name="T7"> Column</text:span><text:span text:style-name="T23">(</text:span><text:span text:style-name="T15">"BusinessEntityID"</text:span><text:span text:style-name="T23">,</text:span><text:span text:style-name="T7">Order</text:span><text:span text:style-name="T23">=</text:span><text:span text:style-name="T34">1</text:span><text:span text:style-name="T23">)]</text:span></text:p>
      <text:p text:style-name="P10"><text:span text:style-name="T7"><text:s text:c="8"/></text:span><text:span text:style-name="T3">public</text:span><text:span text:style-name="T7"> </text:span><text:span text:style-name="T21">int</text:span><text:span text:style-name="T7"> PersonEntityId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8"/></text:span><text:span text:style-name="T23">[</text:span><text:span text:style-name="T7">Key</text:span><text:span text:style-name="T23">,</text:span><text:span text:style-name="T7">Column</text:span><text:span text:style-name="T23">(</text:span><text:span text:style-name="T15">"EmailAddressID"</text:span><text:span text:style-name="T23">,</text:span><text:span text:style-name="T7"> Order</text:span><text:span text:style-name="T23">=</text:span><text:span text:style-name="T34">2</text:span><text:span text:style-name="T23">)]</text:span></text:p>
      <text:p text:style-name="P10"><text:span text:style-name="T7"><text:s text:c="8"/></text:span><text:span text:style-name="T3">public</text:span><text:span text:style-name="T7"> </text:span><text:span text:style-name="T21">int</text:span><text:span text:style-name="T7"> EmailAddressId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8"/></text:span><text:span text:style-name="T3">public</text:span><text:span text:style-name="T7"> </text:span><text:span text:style-name="T21">string</text:span><text:span text:style-name="T7"> EmailAddress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8"/></text:span><text:span text:style-name="T3">public</text:span><text:span text:style-name="T7"> DateTime ModifiedDat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9"/>
      <text:p text:style-name="P10"><text:span text:style-name="T7"><text:s text:c="8"/></text:span><text:span text:style-name="T23">[</text:span><text:span text:style-name="T7">ForeignKey</text:span><text:span text:style-name="T23">(</text:span><text:span text:style-name="T15">"PersonEntityId"</text:span><text:span text:style-name="T23">)]</text:span></text:p>
      <text:p text:style-name="P10"><text:span text:style-name="T7"><text:s text:c="8"/></text:span><text:span text:style-name="T3">public</text:span><text:span text:style-name="T7"> </text:span><text:span text:style-name="T3">virtual</text:span><text:span text:style-name="T7"> Person Person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0"><text:span text:style-name="T7"><text:s text:c="4"/></text:span><text:span text:style-name="T23">}</text:span></text:p>
      <text:p text:style-name="P10"><text:span text:style-name="T25"/></text:p>
      <text:p text:style-name="P25"><text:span text:style-name="T11">Indicates a relationship with another entity class based on a foreign key. <text:s/>In this case, the Person</text:span><text:span text:style-name="T12"> class/entity has a 1:1 foreign key relationship with the PersonEmailAddress entity. <text:s/>The indicated property is the property in the current entity/class that represents the foreign key relationship. <text:s/>In this example, each PersonEmailAddress item created will also get the associated Person.</text:span></text:p>
      <text:p text:style-name="P27"><text:span text:style-name="T12"/></text:p>
      <text:h text:style-name="P15" text:outline-level="2"><text:bookmark-start text:name="__RefHeading__606_719910654"/>InverseProperty<text:bookmark-end text:name="__RefHeading__606_719910654"/></text:h>
      <text:p text:style-name="Notes_5f_Section2_5f_Text"><text:span text:style-name="T12">Inverse relationships are created when there is a dual relationship between entities/classes and you would like that relationship displayed in both classes. <text:s/></text:span></text:p>
      <text:p text:style-name="Notes_5f_Section2_5f_Text"><text:span text:style-name="T12">Per example, a Person class may have several associated addresses or emails. <text:s/>In this case, there are three entities:</text:span></text:p>
      <text:p text:style-name="Notes_5f_Section2_5f_Text"><text:span text:style-name="T12"><text:tab/>Person</text:span></text:p>
      <text:p text:style-name="Notes_5f_Section2_5f_Text"><text:span text:style-name="T12"><text:tab/>Addresses</text:span></text:p>
      <text:p text:style-name="Notes_5f_Section2_5f_Text"><text:span text:style-name="T12"><text:tab/>Emails</text:span></text:p>
      <text:p text:style-name="Notes_5f_Section2_5f_Text"><text:span text:style-name="T12"/></text:p>
      <text:p text:style-name="Notes_5f_Section2_5f_Text"><text:span text:style-name="T12">For the Person entity, you would like to have all of the email addresses and mail addresses.</text:span></text:p>
      <text:p text:style-name="Notes_5f_Section2_5f_Text"><text:span text:style-name="T12">For the Address entity, you would like to have the associated Person.</text:span></text:p>
      <text:p text:style-name="Notes_5f_Section2_5f_Text"><text:span text:style-name="T12">For the Email entity, you would like to have the associated Person.</text:span></text:p>
      <text:p text:style-name="Notes_5f_Section2_5f_Text"><text:span text:style-name="T12"/></text:p>
      <text:p text:style-name="Notes_5f_Section2_5f_Text"><text:span text:style-name="T12">Best practice in this case is to:</text:span></text:p>
      <text:list xml:id="list249967448700724174" text:style-name="L1">
        <text:list-item>
          <text:p text:style-name="P23"><text:span text:style-name="T12">Create a foreign key property in the entity where the 'many' relationship would be that points to the one portion of the relationship. <text:s/>In this case, this would be creating a foreign key property in both the Addresses and Emails entities. <text:s/>Remember, when creating a foreign key relationship, use the foreign key named property within the current entity (“PersonEntityId”)</text:span></text:p>
          <text:p text:style-name="P7"><text:span text:style-name="T6"><text:s text:c="2"/>[</text:span><text:span text:style-name="T14">Table</text:span><text:span text:style-name="T6">(</text:span><text:span text:style-name="T20">"EmailAddress"</text:span><text:span text:style-name="T6">,Schema=</text:span><text:span text:style-name="T20">"Person"</text:span><text:span text:style-name="T6">)]</text:span></text:p>
        </text:list-item>
      </text:list>
      <text:p text:style-name="P12"><text:span text:style-name="T5"><text:s text:c="4"/></text:span><text:span text:style-name="T1">public</text:span><text:span text:style-name="T5"> </text:span><text:span text:style-name="T1">class</text:span><text:span text:style-name="T5"> </text:span><text:span text:style-name="T13">PersonEmailAddress</text:span></text:p>
      <text:p text:style-name="P13"><text:s text:c="4"/>{</text:p>
      <text:p text:style-name="P12"><text:span text:style-name="T5"><text:s text:c="8"/>[</text:span><text:span text:style-name="T13">Key</text:span><text:span text:style-name="T5">, </text:span><text:span text:style-name="T13">Column</text:span><text:span text:style-name="T5">(</text:span><text:span text:style-name="T18">"BusinessEntityID"</text:span><text:span text:style-name="T5">,Order=1)]</text:span></text:p>
      <text:p text:style-name="P12"><text:span text:style-name="T5"><text:s text:c="8"/></text:span><text:span text:style-name="T1">public</text:span><text:span text:style-name="T5"> </text:span><text:span text:style-name="T1">int</text:span><text:span text:style-name="T5"> PersonEntityId { </text:span><text:span text:style-name="T1">get</text:span><text:span text:style-name="T5">; </text:span><text:span text:style-name="T1">set</text:span><text:span text:style-name="T5">; }</text:span></text:p>
      <text:p text:style-name="P12"><text:span text:style-name="T5"><text:s text:c="8"/>[</text:span><text:span text:style-name="T13">Key</text:span><text:span text:style-name="T5">,</text:span><text:span text:style-name="T13">Column</text:span><text:span text:style-name="T5">(</text:span><text:span text:style-name="T18">"EmailAddressID"</text:span><text:span text:style-name="T5">, Order=2)]</text:span></text:p>
      <text:p text:style-name="P12"><text:span text:style-name="T5"><text:s text:c="8"/></text:span><text:span text:style-name="T1">public</text:span><text:span text:style-name="T5"> </text:span><text:span text:style-name="T1">int</text:span><text:span text:style-name="T5"> EmailAddressId { </text:span><text:span text:style-name="T1">get</text:span><text:span text:style-name="T5">; </text:span><text:span text:style-name="T1">set</text:span><text:span text:style-name="T5">; }</text:span></text:p>
      <text:p text:style-name="P12"><text:span text:style-name="T5"><text:s text:c="8"/></text:span><text:span text:style-name="T1">public</text:span><text:span text:style-name="T5"> </text:span><text:span text:style-name="T1">string</text:span><text:span text:style-name="T5"> EmailAddress { </text:span><text:span text:style-name="T1">get</text:span><text:span text:style-name="T5">; </text:span><text:span text:style-name="T1">set</text:span><text:span text:style-name="T5">; }</text:span></text:p>
      <text:p text:style-name="P12"><text:span text:style-name="T5"><text:s text:c="8"/></text:span><text:span text:style-name="T1">public</text:span><text:span text:style-name="T5"> </text:span><text:span text:style-name="T13">DateTime</text:span><text:span text:style-name="T5"> ModifiedDate { </text:span><text:span text:style-name="T1">get</text:span><text:span text:style-name="T5">; </text:span><text:span text:style-name="T1">set</text:span><text:span text:style-name="T5">; }</text:span></text:p>
      <text:p text:style-name="P13"/>
      <text:p text:style-name="P12"><text:span text:style-name="T5"><text:s text:c="8"/>[</text:span><text:span text:style-name="T13">ForeignKey</text:span><text:span text:style-name="T5">(</text:span><text:span text:style-name="T18">"PersonEntityId"</text:span><text:span text:style-name="T5">)]</text:span></text:p>
      <text:p text:style-name="P12"><text:span text:style-name="T5"><text:s text:c="8"/></text:span><text:span text:style-name="T1">public</text:span><text:span text:style-name="T5"> </text:span><text:span text:style-name="T1">virtual</text:span><text:span text:style-name="T5"> </text:span><text:span text:style-name="T13">Person</text:span><text:span text:style-name="T5"> Person { </text:span><text:span text:style-name="T1">get</text:span><text:span text:style-name="T5">; </text:span><text:span text:style-name="T1">set</text:span><text:span text:style-name="T5">; }</text:span></text:p>
      <text:p text:style-name="P12"><text:span text:style-name="T5"><text:s text:c="4"/>}</text:span></text:p>
      <text:p text:style-name="P12"><text:span text:style-name="T5"/></text:p>
      <text:list xml:id="list34650457" text:continue-numbering="true" text:style-name="L1">
        <text:list-item>
          <text:p text:style-name="P24"><text:span text:style-name="T12">Then create the inverse property in the entity where the 'one' relationship would be. <text:s/>In this case, this is the Person entity. <text:s/>The value indicated in the annotation is the name of the property in the corresponding class – in this case PersonEmailAddress.Person</text:span></text:p>
          <text:p text:style-name="P7"><text:span text:style-name="T24">[</text:span><text:span text:style-name="T9">Table</text:span><text:span text:style-name="T24">(</text:span><text:span text:style-name="T16">"Person"</text:span><text:span text:style-name="T24">,</text:span><text:span text:style-name="T9"> Schema </text:span><text:span text:style-name="T24">=</text:span><text:span text:style-name="T9"> </text:span><text:span text:style-name="T16">"Person"</text:span><text:span text:style-name="T24">)]</text:span></text:p>
        </text:list-item>
      </text:list>
      <text:p text:style-name="P12"><text:span text:style-name="T7"><text:s text:c="4"/></text:span><text:span text:style-name="T3">public</text:span><text:span text:style-name="T7"> </text:span><text:span text:style-name="T21">class</text:span><text:span text:style-name="T7"> Person</text:span></text:p>
      <text:p text:style-name="P12"><text:span text:style-name="T7"><text:s text:c="4"/></text:span><text:span text:style-name="T23">{</text:span></text:p>
      <text:p text:style-name="P12"><text:span text:style-name="T7"><text:s text:c="9"/></text:span><text:span text:style-name="T23">[</text:span><text:span text:style-name="T7">Key</text:span><text:span text:style-name="T23">][</text:span><text:span text:style-name="T7">Column</text:span><text:span text:style-name="T23">(</text:span><text:span text:style-name="T15">"BusinessEntityID"</text:span><text:span text:style-name="T23">)]</text:span></text:p>
      <text:p text:style-name="P12"><text:span text:style-name="T7"><text:s text:c="9"/></text:span><text:span text:style-name="T3">public</text:span><text:span text:style-name="T7"> </text:span><text:span text:style-name="T21">int</text:span><text:span text:style-name="T7"> PersonEntityId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2"><text:span text:style-name="T7"><text:s text:c="9"/></text:span><text:span text:style-name="T3">public</text:span><text:span text:style-name="T7"> </text:span><text:span text:style-name="T21">string</text:span><text:span text:style-name="T7"> Titl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2"><text:span text:style-name="T7"><text:s text:c="9"/></text:span><text:span text:style-name="T23">[</text:span><text:span text:style-name="T7">Required</text:span><text:span text:style-name="T23">]</text:span></text:p>
      <text:p text:style-name="P12"><text:span text:style-name="T7"><text:s text:c="9"/></text:span><text:span text:style-name="T3">public</text:span><text:span text:style-name="T7"> </text:span><text:span text:style-name="T21">string</text:span><text:span text:style-name="T7"> FirstNam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text:span text:style-name="T7"> <text:s text:c="8"/></text:span></text:p>
      <text:p text:style-name="P12"><text:span text:style-name="T7"><text:s text:c="9"/></text:span><text:span text:style-name="T3">public</text:span><text:span text:style-name="T7"> </text:span><text:span text:style-name="T21">string</text:span><text:span text:style-name="T7"> MiddleNam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2"><text:span text:style-name="T7"><text:s text:c="9"/></text:span><text:span text:style-name="T23">[</text:span><text:span text:style-name="T7">Required</text:span><text:span text:style-name="T23">]</text:span></text:p>
      <text:p text:style-name="P12"><text:span text:style-name="T7"><text:s text:c="9"/></text:span><text:span text:style-name="T3">public</text:span><text:span text:style-name="T7"> </text:span><text:span text:style-name="T21">string</text:span><text:span text:style-name="T7"> LastNam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2"><text:span text:style-name="T7"><text:s text:c="9"/></text:span><text:span text:style-name="T3">public</text:span><text:span text:style-name="T7"> </text:span><text:span text:style-name="T21">string</text:span><text:span text:style-name="T7"> Suffix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2"><text:span text:style-name="T7"><text:s text:c="9"/></text:span><text:span text:style-name="T23">[</text:span><text:span text:style-name="T7">ConcurrencyCheck</text:span><text:span text:style-name="T23">]</text:span></text:p>
      <text:p text:style-name="P12"><text:span text:style-name="T7"><text:s text:c="9"/></text:span><text:span text:style-name="T3">public</text:span><text:span text:style-name="T7"> DateTime ModifiedDate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4"><text:s text:c="9"/></text:p>
      <text:p text:style-name="P12"><text:span text:style-name="T7"><text:s text:c="9"/></text:span><text:span text:style-name="T27">/// &lt;summary&gt;</text:span></text:p>
      <text:p text:style-name="P12"><text:span text:style-name="T7"><text:s text:c="9"/></text:span><text:span text:style-name="T27">/// &lt;remarks&gt;</text:span></text:p>
      <text:p text:style-name="P12"><text:span text:style-name="T7"><text:s text:c="9"/></text:span><text:span text:style-name="T27">/// Inverse property here points to the 'Person' property that was created in the </text:span></text:p>
      <text:p text:style-name="P12"><text:span text:style-name="T7"><text:s text:c="9"/></text:span><text:span text:style-name="T27">/// PersonEmailAddress entity. <text:s/>It means that if you query this person object, you should get a collection of email</text:span></text:p>
      <text:p text:style-name="P12"><text:span text:style-name="T7"><text:s text:c="9"/></text:span><text:span text:style-name="T27">/// addresses related to this person. <text:s/>To make this work, the PersonEmailAddress entity </text:span></text:p>
      <text:p text:style-name="P12"><text:span text:style-name="T7"><text:s text:c="9"/></text:span><text:span text:style-name="T27">/// needs to have a property of the Person type with a foreign key relationship</text:span></text:p>
      <text:p text:style-name="P12"><text:span text:style-name="T7"><text:s text:c="9"/></text:span><text:span text:style-name="T27">/// to this entity (via PersonEntityId)</text:span></text:p>
      <text:p text:style-name="P12"><text:span text:style-name="T7"><text:s text:c="9"/></text:span><text:span text:style-name="T27">/// &lt;/remarks&gt;</text:span></text:p>
      <text:p text:style-name="P12"><text:span text:style-name="T7"><text:s text:c="9"/></text:span><text:span text:style-name="T27">/// &lt;/summary&gt;</text:span></text:p>
      <text:p text:style-name="P12"><text:span text:style-name="T7"><text:s text:c="9"/></text:span><text:span text:style-name="T23">[</text:span><text:span text:style-name="T7">InverseProperty</text:span><text:span text:style-name="T23">(</text:span><text:span text:style-name="T15">"Person"</text:span><text:span text:style-name="T23">)]</text:span></text:p>
      <text:p text:style-name="P12"><text:span text:style-name="T7"><text:s text:c="9"/></text:span><text:span text:style-name="T3">public</text:span><text:span text:style-name="T7"> </text:span><text:span text:style-name="T3">virtual</text:span><text:span text:style-name="T7"> ICollection</text:span><text:span text:style-name="T23">&lt;</text:span><text:span text:style-name="T7">PersonEmailAddress</text:span><text:span text:style-name="T23">&gt;</text:span><text:span text:style-name="T7"> EmailAddresses </text:span><text:span text:style-name="T23">{</text:span><text:span text:style-name="T7"> get</text:span><text:span text:style-name="T23">;</text:span><text:span text:style-name="T7"> set</text:span><text:span text:style-name="T23">;</text:span><text:span text:style-name="T7"> </text:span><text:span text:style-name="T23">}</text:span></text:p>
      <text:p text:style-name="P14"/>
      <text:p text:style-name="P12"><text:span text:style-name="T7"><text:s text:c="9"/></text:span><text:span text:style-name="T3">public</text:span><text:span text:style-name="T7"> Person</text:span><text:span text:style-name="T23">()</text:span></text:p>
      <text:p text:style-name="P12"><text:span text:style-name="T7"><text:s text:c="9"/></text:span><text:span text:style-name="T23">{</text:span></text:p>
      <text:p text:style-name="P12"><text:span text:style-name="T7"><text:s text:c="13"/>EmailAddresses </text:span><text:span text:style-name="T23">=</text:span><text:span text:style-name="T7"> </text:span><text:span text:style-name="T3">new</text:span><text:span text:style-name="T7"> List</text:span><text:span text:style-name="T23">&lt;</text:span><text:span text:style-name="T7">PersonEmailAddress</text:span><text:span text:style-name="T23">&gt;();</text:span></text:p>
      <text:p text:style-name="P12"><text:span text:style-name="T7"><text:s text:c="13"/>PersonAddressAssociations </text:span><text:span text:style-name="T23">=</text:span><text:span text:style-name="T7"> </text:span><text:span text:style-name="T3">new</text:span><text:span text:style-name="T7"> List</text:span><text:span text:style-name="T23">&lt;</text:span><text:span text:style-name="T7">PersonAddressAssociation</text:span><text:span text:style-name="T23">&gt;();</text:span></text:p>
      <text:p text:style-name="P12"><text:span text:style-name="T7"><text:s text:c="9"/></text:span><text:span text:style-name="T23">}</text:span></text:p>
      <text:p text:style-name="P12"><text:span text:style-name="T7"><text:s text:c="4"/></text:span><text:span text:style-name="T23">}</text:span></text:p>
      <text:p text:style-name="Notes_5f_Section2_5f_Text"><text:span text:style-name="T12"/></text:p>
      <text:p text:style-name="Notes_5f_Section2_5f_Text"><text:span text:style-name="T12">Now, when you query the Person entity, you will also get any associated email addresses.</text:span></text:p>
      <text:p text:style-name="Notes_5f_Section2_5f_Text"><text:span text:style-name="T12">When you query for PersonEmailAddresses, you will get the related Person entity returned for ea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" svg:font-family="" style:font-family-generic="roman"/>
    <style:font-face style:name="Comic Sans MS" svg:font-family="'Comic Sans MS'" style:font-family-generic="script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tes_5f_SectionHeader_5f_1" style:display-name="Notes_SectionHeader_1" style:family="paragraph" style:parent-style-name="Notes_5f_Headings" style:next-style-name="Notes_5f_SectionHeader_5f_2" style:auto-update="true" style:default-outline-level="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style:font-name="Arial Black1" fo:font-size="14pt" fo:font-weight="900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auto-update="true" style:class="list">
      <style:paragraph-properties fo:margin-left="0.25in" fo:margin-right="0in" fo:margin-top="0in" fo:margin-bottom="0.0835in" fo:text-indent="-0.25in" style:auto-text-indent="false"/>
      <style:text-properties style:font-name="Arial Black" fo:font-size="14pt" fo:font-weight="900"/>
    </style:style>
    <style:style style:name="Notes_5f_Headings" style:display-name="Notes_Headings" style:family="paragraph" style:parent-style-name="Standard" style:auto-update="true" style:master-page-name="">
      <style:paragraph-properties fo:margin-top="0in" fo:margin-bottom="0.0598in" style:page-number="auto" fo:background-color="transparent" style:shadow="none" style:join-border="false">
        <style:tab-stops/>
        <style:background-image/>
      </style:paragraph-properties>
      <style:text-properties fo:color="#336699" style:font-name="Arial Black" fo:font-size="14pt" fo:font-weight="900"/>
    </style:style>
    <style:style style:name="Notes_5f_SectionHeader_5f_2" style:display-name="Notes_SectionHeader_2" style:family="paragraph" style:parent-style-name="Notes_5f_Headings" style:next-style-name="Notes_5f_Section2_5f_Text" style:auto-update="true" style:default-outline-level="2" style:master-page-name="">
      <style:paragraph-properties fo:margin-left="0in" fo:margin-right="0in" fo:margin-top="0.1799in" fo:margin-bottom="0.0598in" fo:text-align="start" style:justify-single-word="false" fo:text-indent="0.2201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900" style:font-size-asian="12pt" style:font-size-complex="12pt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3" style:display-name="Notes_SectionHeader_3" style:family="paragraph" style:parent-style-name="Notes_5f_Headings" style:next-style-name="Notes_5f_Section3_5f_Text" style:default-outline-level="3" style:master-page-name="">
      <style:paragraph-properties fo:margin-left="0in" fo:margin-right="0in" fo:margin-top="0.0598in" fo:margin-bottom="0.0598in" fo:text-indent="0.5598in" style:auto-text-indent="false" style:page-number="auto" fo:background-color="transparent">
        <style:tab-stops/>
        <style:background-image/>
      </style:paragraph-properties>
      <style:text-properties fo:font-size="11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4" style:display-name="Notes_SectionHeader_4" style:family="paragraph" style:parent-style-name="Notes_5f_Headings" style:next-style-name="Notes_5f_Section4_5f_Text" style:auto-update="true" style:default-outline-level="4" style:master-page-name="">
      <style:paragraph-properties fo:margin-left="0in" fo:margin-right="0in" fo:margin-top="0in" fo:margin-bottom="0.0598in" fo:text-indent="1.0201in" style:auto-text-indent="false" style:page-number="auto" fo:background-color="transparent">
        <style:tab-stops/>
        <style:background-image/>
      </style:paragraph-properties>
      <style:text-properties fo:font-size="10pt" fo:font-weight="normal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Header" style:family="paragraph" style:parent-style-name="Standard" style:auto-update="true" style:class="extra" style:master-page-name="">
      <style:paragraph-properties style:page-number="auto" fo:background-color="#336699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ffffff" style:font-name="Arial Black" fo:font-weight="900"/>
    </style:style>
    <style:style style:name="Text" style:family="paragraph" style:parent-style-name="Caption" style:class="extra"/>
    <style:style style:name="Notes_5f_Text_5f_General" style:display-name="Notes_Text_General" style:family="paragraph" style:auto-update="true" style:master-page-name="">
      <style:paragraph-properties fo:keep-together="always" style:page-number="auto"/>
      <style:text-properties style:font-name="Arial1" fo:font-size="11pt"/>
    </style:style>
    <style:style style:name="Notes_5f_Section2_5f_Text" style:display-name="Notes_Section2_Text" style:family="paragraph" style:parent-style-name="Notes_5f_Text_5f_General" style:auto-update="true" style:master-page-name="">
      <style:paragraph-properties fo:margin-left="0.6043in" fo:margin-right="0in" fo:margin-top="0in" fo:margin-bottom="0.0598in" fo:keep-together="always" fo:text-indent="0in" style:auto-text-indent="false" style:page-number="auto">
        <style:tab-stops>
          <style:tab-stop style:position="1.4689in"/>
        </style:tab-stops>
      </style:paragraph-properties>
      <style:text-properties fo:font-weight="normal" style:font-weight-asian="normal" style:font-weight-complex="normal"/>
    </style:style>
    <style:style style:name="Notes_5f_Section3_5f_Text" style:display-name="Notes_Section3_Text" style:family="paragraph" style:parent-style-name="Notes_5f_Section2_5f_Text" style:auto-update="true">
      <style:paragraph-properties fo:margin-left="1.0626in" fo:margin-right="0in" fo:margin-top="0in" fo:margin-bottom="0.0598in" fo:text-indent="0in" style:auto-text-indent="false"/>
    </style:style>
    <style:style style:name="Notes_5f_Section4_5f_Text" style:display-name="Notes_Section4_Text" style:family="paragraph" style:parent-style-name="Notes_5f_Section3_5f_Text" style:auto-update="true">
      <style:paragraph-properties fo:margin-left="1.6354in" fo:margin-right="0in" fo:margin-top="0in" fo:margin-bottom="0.0598in" fo:text-indent="0in" style:auto-text-indent="false">
        <style:tab-stops/>
      </style:paragraph-properties>
    </style:style>
    <style:style style:name="Notes_5f_SectionHeader_5f_5" style:display-name="Notes_SectionHeader_5" style:family="paragraph" style:parent-style-name="Notes_5f_Headings" style:next-style-name="Notes_5f_Section5_5f_Text" style:auto-update="true" style:default-outline-level="5" style:master-page-name="">
      <style:paragraph-properties fo:margin-left="0in" fo:margin-right="0in" fo:margin-top="0in" fo:margin-bottom="0.0598in" fo:text-indent="1.5902in" style:auto-text-indent="false" style:page-number="auto" style:shadow="none">
        <style:tab-stops/>
      </style:paragraph-properties>
      <style:text-properties fo:font-size="10pt"/>
    </style:style>
    <style:style style:name="Notes_5f_Section5_5f_Text" style:display-name="Notes_Section5_Text" style:family="paragraph" style:parent-style-name="Notes_5f_Section4_5f_Text">
      <style:paragraph-properties fo:margin-left="2.3437in" fo:margin-right="0in" fo:margin-top="0in" fo:margin-bottom="0.0598in" fo:text-indent="0in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13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Notes_5f_TOC_5f_1" style:display-name="Notes_TOC_1" style:family="paragraph" style:parent-style-name="Notes_5f_Text_5f_General" style:auto-update="true" style:master-page-name="">
      <style:paragraph-properties fo:margin-left="0in" fo:margin-right="0in" fo:margin-top="0.1in" fo:margin-bottom="0.0598in" fo:text-indent="0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bold"/>
    </style:style>
    <style:style style:name="Notes_5f_TOC_5f_2" style:display-name="Notes_TOC_2" style:family="paragraph" style:parent-style-name="Notes_5f_TOC_5f_1" style:auto-update="true">
      <style:paragraph-properties fo:margin-left="0in" fo:margin-right="0in" fo:margin-top="0in" fo:margin-bottom="0.0598in" fo:text-indent="0.1799in" style:auto-text-indent="false"/>
      <style:text-properties fo:font-size="11pt" fo:font-weight="bold"/>
    </style:style>
    <style:style style:name="Notes_5f_TOC_5f_3" style:display-name="Notes_TOC_3" style:family="paragraph" style:parent-style-name="Notes_5f_TOC_5f_1" style:auto-update="true">
      <style:paragraph-properties fo:margin-left="0in" fo:margin-right="0in" fo:margin-top="0in" fo:margin-bottom="0.0598in" fo:text-indent="0.4598in" style:auto-text-indent="false"/>
      <style:text-properties fo:font-size="10pt" fo:font-style="normal" fo:font-weight="bold"/>
    </style:style>
    <style:style style:name="Notes_5f_TOC_5f_4" style:display-name="Notes_TOC_4" style:family="paragraph" style:parent-style-name="Notes_5f_TOC_5f_1" style:auto-update="true">
      <style:paragraph-properties fo:margin-left="0in" fo:margin-right="0in" fo:margin-top="0in" fo:margin-bottom="0.0598in" fo:text-indent="0.8201in" style:auto-text-indent="false"/>
      <style:text-properties fo:font-size="10pt" fo:font-weight="bold"/>
    </style:style>
    <style:style style:name="Notes_5f_TOC_5f_5" style:display-name="Notes_TOC_5" style:family="paragraph" style:parent-style-name="Notes_5f_TOC_5f_1" style:auto-update="true">
      <style:paragraph-properties fo:margin-left="0in" fo:margin-right="0in" fo:margin-top="0in" fo:margin-bottom="0in" fo:text-indent="1.3in" style:auto-text-indent="false"/>
      <style:text-properties fo:font-size="10pt" fo:font-weight="bold"/>
    </style:style>
    <style:style style:name="Notes_5f_TOC_5f_Title" style:display-name="Notes_TOC_Title" style:family="paragraph" style:parent-style-name="Notes_5f_Text_5f_General" style:auto-update="true" style:master-page-name="">
      <style:paragraph-properties fo:margin-left="0in" fo:margin-right="0in" fo:margin-top="0in" fo:margin-bottom="0in" fo:text-indent="0in" style:auto-text-indent="false" style:page-number="auto" fo:background-color="#336699">
        <style:background-image/>
      </style:paragraph-properties>
      <style:text-properties fo:color="#ffffff" style:font-name="Arial Black" fo:font-size="18pt" fo:font-weight="9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_5f_code" style:display-name="_code" style:family="paragraph">
      <style:paragraph-properties fo:margin-left="0in" fo:margin-right="0in" fo:margin-top="0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OOoComputerCode" style:display-name="_OOoComputerCode" style:family="paragraph" style:auto-update="true" style:master-page-name="">
      <style:paragraph-properties fo:margin-left="0.2in" fo:margin-right="0in" fo:margin-top="0in" fo:margin-bottom="0.0299in" fo:text-indent="0in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style:font-name="Courier New1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NSimSun" style:font-size-asian="10pt" style:font-name-complex="Courier New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Numbering_20_Symbols" style:display-name="Numbering Symbols" style:family="text">
      <style:text-properties style:font-name="Arial Black1"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>
      <style:text-properties fo:font-size="14pt" fo:background-color="transparent"/>
    </style:style>
    <style:style style:name="Internet_20_link" style:display-name="Internet link" style:family="text">
      <style:text-properties fo:color="#000080" style:font-name="Arial Black" fo:language="zxx" fo:country="none" style:text-underline-style="none" fo:font-weight="900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1in" fo:margin-left="0.1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5">
      <style:page-layout-properties fo:page-width="8.5in" fo:page-height="11in" style:num-format="1" style:print-orientation="portrait" fo:margin-top="0.5in" fo:margin-bottom="0.2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/>
    <style:master-page style:name="Content_5f_Page" style:display-name="Content_Page" style:page-layout-name="Mpm4">
      <style:header>
        <text:p text:style-name="MP1"><text:chapter text:display="number-and-name" text:outline-level="1"> 4 Navigation Properties</text:chapter><text:tab/><text:title>Entity Framework Notes</text:title></text:p>
      </style:header>
    </style:master-page>
    <style:master-page style:name="TOC_5f_Page" style:display-name="TOC_Page" style:page-layout-name="Mpm5"/>
    <style:master-page style:name="Title_5f_Page" style:display-name="Title_Page" style:page-layout-name="Mpm6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4T13:16:19.12</meta:creation-date>
    <meta:editing-duration>PT1H11M9S</meta:editing-duration>
    <meta:editing-cycles>19</meta:editing-cycles>
    <meta:generator>OpenOffice/4.1.2$Win32 OpenOffice.org_project/412m3$Build-9782</meta:generator>
    <dc:title>Entity Framework Notes</dc:title>
    <meta:initial-creator>Jean Gelinas</meta:initial-creator>
    <dc:date>2016-10-24T14:46:57.35</dc:date>
    <dc:creator>Jean Gelinas</dc:creator>
    <meta:document-statistic meta:table-count="0" meta:image-count="0" meta:object-count="0" meta:page-count="9" meta:paragraph-count="167" meta:word-count="1264" meta:character-count="9354"/>
  </office:meta>
</office:document-meta>
</file>